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3000000C3C845C323.jpg" manifest:media-type="image/jpeg"/>
  <manifest:file-entry manifest:full-path="Pictures/10000000000000C3000000C3ECF6E172.jpg" manifest:media-type="image/jpeg"/>
  <manifest:file-entry manifest:full-path="Pictures/1000020100000272000000537E119754.png" manifest:media-type="image/png"/>
  <manifest:file-entry manifest:full-path="Pictures/10000201000000BA000000BA6B8586C3.png" manifest:media-type="image/png"/>
  <manifest:file-entry manifest:full-path="Pictures/10000201000002870000007838A7CD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old1" svg:font-family="'Arial Bold'"/>
    <style:font-face style:name="Gill Sans1" svg:font-family="'Gill Sans'"/>
    <style:font-face style:name="Arial" svg:font-family="Arial" style:font-pitch="variable"/>
    <style:font-face style:name="Arial Bold" svg:font-family="'Arial Bold'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draw:auto-grow-height="true" fo:min-height="13.364cm"/>
    </style:style>
    <style:style style:name="pr3" style:family="presentation" style:parent-style-name="Domyślnie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/>
    </style:style>
    <style:style style:name="T1" style:family="text">
      <style:text-properties fo:font-variant="normal" fo:text-transform="none" fo:color="#231f21" style:text-line-through-style="none" style:text-line-through-type="none" style:text-position="0% 100%" style:font-name="Arial Bold1" fo:font-size="72pt" fo:letter-spacing="normal" fo:font-style="normal" style:text-underline-style="none" fo:font-weight="normal" style:font-name-asian="Arial Bold1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231f21" style:text-line-through-style="none" style:text-line-through-type="none" style:text-position="0% 100%" style:font-name="Arial Bold1" fo:font-size="30pt" fo:letter-spacing="normal" fo:font-style="normal" style:text-underline-style="none" fo:font-weight="normal" style:font-name-asian="Arial Bold1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Gill Sans1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ill Sans1" fo:font-size="65pt" fo:letter-spacing="normal" fo:font-style="normal" style:text-underline-style="none" fo:font-weight="normal" style:font-size-asian="65pt" style:font-style-asian="normal" style:font-weight-asian="normal" style:font-size-complex="6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38.52cm" svg:height="8.57cm" svg:x="5.962cm" svg:y="1.094cm">
          <text:p text:style-name="P1"><text:span text:style-name="T1">What's new in WildFly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116cm" svg:height="5.383cm" svg:x="14.146cm" svg:y="12.324cm">
          <text:p text:style-name="P1"><text:span text:style-name="T2">Tomasz Adamski</text:span></text:p>
          <text:p text:style-name="P1"><text:span text:style-name="T2">Red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 xml:id="id1" draw:id="id1">
        <draw:custom-shape draw:name="CustomShape 1" draw:style-name="gr2" draw:text-style-name="P2" draw:layer="layout" svg:width="39.861cm" svg:height="17.883cm" svg:x="4.41cm" svg:y="5.468cm">
          <text:list text:style-name="L2">
            <text:list-item>
              <text:p text:style-name="P1"><text:span text:style-name="T3">Formerly JBoss AS</text:span></text:p>
            </text:list-item>
            <text:list-item>
              <text:p text:style-name="P1"><text:span text:style-name="T3">Community project</text:span></text:p>
            </text:list-item>
            <text:list-item>
              <text:p text:style-name="P1"><text:span text:style-name="T3">Upstream for JBoss EAP</text:span></text:p>
            </text:list-item>
            <text:list-item>
              <text:p text:style-name="P1"><text:span text:style-name="T3">Goals: rapid innovation, frequent releases</text:span></text:p>
            </text:list-item>
            <text:list-item>
              <text:p text:style-name="P1"><text:span text:style-name="T3">Version 9 coming soon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8.726cm" svg:height="4.16cm" svg:x="5.474cm" svg:y="0.353cm">
          <text:p text:style-name="P3"><text:span text:style-name="T4">Wild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xml:id="id2" draw:id="id2">
        <draw:custom-shape draw:name="CustomShape 1" draw:style-name="gr2" draw:text-style-name="P2" draw:layer="layout" svg:width="39.861cm" svg:height="17.883cm" svg:x="4.41cm" svg:y="5.468cm">
          <text:list text:style-name="L2">
            <text:list-item>
              <text:p text:style-name="P1"><text:span text:style-name="T3">New version of HTTP protocol</text:span></text:p>
            </text:list-item>
            <text:list-item>
              <text:p text:style-name="P1"><text:span text:style-name="T3">Goal: improve page load time with no changes to web content and network infrastructure</text:span></text:p>
            </text:list-item>
            <text:list-item>
              <text:p text:style-name="P1"><text:span text:style-name="T3">Multiplexing many requests in one TCP connection, header compression and server pus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8.726cm" svg:height="4.16cm" svg:x="5.474cm" svg:y="0.353cm">
          <text:p text:style-name="P3"><text:span text:style-name="T4">HTTP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xml:id="id3" draw:id="id3">
        <draw:custom-shape draw:name="CustomShape 1" draw:style-name="gr2" draw:text-style-name="P2" draw:layer="layout" svg:width="39.861cm" svg:height="17.883cm" svg:x="4.41cm" svg:y="5.468cm">
          <text:list text:style-name="L2">
            <text:list-item>
              <text:p text:style-name="P1"><text:span text:style-name="T3">Sever can be suspened</text:span></text:p>
            </text:list-item>
            <text:list-item>
              <text:p text:style-name="P1"><text:span text:style-name="T3">After suspend operation is executed new requests are rejected but running requests are able to finish their work</text:span></text:p>
            </text:list-item>
            <text:list-item>
              <text:p text:style-name="P1"><text:span text:style-name="T3">Server can be resumed - request processing starts immediately</text:span></text:p>
            </text:list-item>
            <text:list-item>
              <text:p text:style-name="P1"><text:span text:style-name="T3">Example: suspend of server which runs time consuming jo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8.726cm" svg:height="4.16cm" svg:x="5.474cm" svg:y="0.353cm">
          <text:p text:style-name="P3"><text:span text:style-name="T4">Server susp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xml:id="id4" draw:id="id4">
        <draw:custom-shape draw:name="CustomShape 1" draw:style-name="gr2" draw:text-style-name="P2" draw:layer="layout" svg:width="39.861cm" svg:height="17.883cm" svg:x="4.41cm" svg:y="5.468cm">
          <text:list text:style-name="L2">
            <text:list-item>
              <text:p text:style-name="P1"><text:span text:style-name="T3">The base architecture is now versioned separately from the full platform</text:span></text:p>
            </text:list-item>
            <text:list-item>
              <text:p text:style-name="P1"><text:span text:style-name="T3">wildfly-web - new servlet-only distribution</text:span></text:p>
            </text:list-item>
            <text:list-item>
              <text:p text:style-name="P1"><text:span text:style-name="T3">We provide tooling to faciliate building WildFly extensions and composing them into a server</text:span></text:p>
              <text:p text:style-name="P1"><text:span text:style-name="T3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8.726cm" svg:height="4.16cm" svg:x="5.474cm" svg:y="0.353cm">
          <text:p text:style-name="P3"><text:span text:style-name="T4">Codebase spl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xml:id="id5" draw:id="id5">
        <draw:custom-shape draw:name="CustomShape 1" draw:style-name="gr2" draw:text-style-name="P2" draw:layer="layout" svg:width="39.861cm" svg:height="17.883cm" svg:x="4.41cm" svg:y="5.468cm">
          <text:list text:style-name="L2">
            <text:list-item>
              <text:p text:style-name="P1"><text:span text:style-name="T3">tool for building runnable fat-jars with embedded WildFly</text:span></text:p>
            </text:list-item>
            <text:list-item>
              <text:p text:style-name="P1"><text:span text:style-name="T3">created jars can contain only necessary parts of the server</text:span></text:p>
            </text:list-item>
            <text:list-item>
              <text:p text:style-name="P1"><text:span text:style-name="T3">microservices friend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8.726cm" svg:height="4.16cm" svg:x="5.474cm" svg:y="0.353cm">
          <text:p text:style-name="P3"><text:span text:style-name="T4">WildFly Sw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xml:id="id6" draw:id="id6">
        <draw:custom-shape draw:name="CustomShape 1" draw:style-name="gr2" draw:text-style-name="P2" draw:layer="layout" svg:width="39.861cm" svg:height="17.883cm" svg:x="4.41cm" svg:y="5.468cm">
          <text:list text:style-name="L2">
            <text:list-item>
              <text:p text:style-name="P1"><text:span text:style-name="T3">WildFly can now be used as front end mod_cluster based load balancer</text:span></text:p>
            </text:list-item>
            <text:list-item>
              <text:p text:style-name="P1"><text:span text:style-name="T3">Advanced loadbalancer that can now be configured and managed as part of WildFly domain using unified tools</text:span></text:p>
              <text:p text:style-name="P1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8.726cm" svg:height="4.16cm" svg:x="5.474cm" svg:y="0.353cm">
          <text:p text:style-name="P3"><text:span text:style-name="T4">Modclu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xml:id="id7" draw:id="id7">
        <draw:custom-shape draw:name="CustomShape 1" draw:style-name="gr2" draw:text-style-name="P2" draw:layer="layout" svg:width="39.861cm" svg:height="17.883cm" svg:x="4.41cm" svg:y="5.468cm">
          <text:list text:style-name="L2">
            <text:list-item>
              <text:p text:style-name="P1"><text:span text:style-name="T3">Ability to embed a WildFly process inside the CLI process</text:span></text:p>
            </text:list-item>
            <text:list-item>
              <text:p text:style-name="P1"><text:span text:style-name="T3">Usage: management of the server using CLI commands, without having a running serv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8.726cm" svg:height="4.16cm" svg:x="5.474cm" svg:y="0.353cm">
          <text:p text:style-name="P3"><text:span text:style-name="T4">Offline 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xml:id="id8" draw:id="id8">
        <draw:custom-shape draw:name="CustomShape 1" draw:style-name="gr2" draw:text-style-name="P2" draw:layer="layout" svg:width="39.861cm" svg:height="17.883cm" svg:x="4.41cm" svg:y="5.468cm">
          <text:list text:style-name="L2">
            <text:list-item>
              <text:p text:style-name="P1"><text:span text:style-name="T3">Downstream project of OpenJDK</text:span></text:p>
            </text:list-item>
            <text:list-item>
              <text:p text:style-name="P1"><text:span text:style-name="T3">Better interoperability with the JVM ORB and the Java EE R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8.726cm" svg:height="4.16cm" svg:x="5.474cm" svg:y="0.353cm">
          <text:p text:style-name="P3"><text:span text:style-name="T4">Switch to OpenJDK O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xml:id="id9" draw:id="id9">
        <draw:custom-shape draw:name="CustomShape 1" draw:style-name="gr2" draw:text-style-name="P2" draw:layer="layout" svg:width="39.861cm" svg:height="17.883cm" svg:x="4.41cm" svg:y="5.468cm">
          <text:list text:style-name="L2">
            <text:list-item>
              <text:p text:style-name="P1"><text:span text:style-name="T3">WildFly http://wildfly.org, http://github.com/wildfly, @WildflyAs</text:span></text:p>
            </text:list-item>
            <text:list-item>
              <text:p text:style-name="P1"><text:span text:style-name="T3">JBoss EAP 6.4 http://www.jboss.org/products/eap</text:span></text:p>
            </text:list-item>
            <text:list-item>
              <text:p text:style-name="P1"><text:span text:style-name="T3">Quickstarts https://github.com/wildfly/quickstar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8.726cm" svg:height="4.16cm" svg:x="5.474cm" svg:y="0.353cm">
          <text:p text:style-name="P3"><text:span text:style-name="T4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Bold1" svg:font-family="'Arial Bold'"/>
    <style:font-face style:name="Gill Sans1" svg:font-family="'Gill Sans'"/>
    <style:font-face style:name="Arial" svg:font-family="Arial" style:font-pitch="variable"/>
    <style:font-face style:name="Arial Bold" svg:font-family="'Arial Bold'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-outline3" style:family="presentation" style:parent-style-name="Domyślni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-outline4" style:family="presentation" style:parent-style-name="Domyślni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f5af33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iekt_20_bez_20_wypełnienia_20_i_20_bez_20_linii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fill="none" draw:textarea-vertical-align="middle" draw:auto-grow-height="false" draw:fit-to-size="false" fo:padding-top="0.141cm" fo:padding-bottom="0.141cm" fo:padding-left="0.141cm" fo:padding-right="0.141cm" fo:wrap-option="wrap"/>
    </style:style>
    <style:style style:name="Mgr7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71cm" svg:stroke-color="#3465a4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2cm, 0cm, 1.653cm, 0cm)" draw:image-opacity="100%" style:mirror="none"/>
    </style:style>
    <style:style style:name="Mgr10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09cm, 0cm, 1.323cm, 0cm)" draw:image-opacity="100%" style:mirror="none"/>
    </style:style>
    <style:style style:name="Mgr11" style:family="graphic" style:parent-style-name="standard">
      <style:graphic-properties draw:stroke="none" svg:stroke-width="0.035cm" draw:fill="none" draw:textarea-vertical-align="middle" draw:auto-grow-height="false" draw:fit-to-size="false" fo:padding-top="0.141cm" fo:padding-bottom="0.141cm" fo:padding-left="0.141cm" fo:padding-right="0.141cm" fo:wrap-option="no-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ill Sans1" fo:font-size="32pt" fo:letter-spacing="normal" fo:font-style="normal" style:text-underline-style="none" fo:font-weight="normal" style:font-name-asian="Gill Sans1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45.541cm" svg:height="4.548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45.47cm" svg:height="1.726cm" svg:x="0cm" svg:y="23.67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roppedImage.png" draw:style-name="Mgr5" draw:text-style-name="MP3" draw:layer="backgroundobjects" svg:width="22.822cm" svg:height="4.23cm" draw:transform="rotate (1.5707963267949) translate (-0.368cm 23.477cm)">
        <draw:image xlink:href="Pictures/10000201000002870000007838A7CD5C.png" xlink:type="simple" xlink:show="embed" xlink:actuate="onLoad">
          <text:p/>
        </draw:image>
      </draw:frame>
      <draw:custom-shape draw:name="CustomShape 3" draw:style-name="Mgr6" draw:text-style-name="MP5" draw:layer="backgroundobjects" svg:width="19.717cm" svg:height="1.636cm" svg:x="25.286cm" svg:y="23.699cm">
        <text:p text:style-name="MP4"><text:span text:style-name="MT2">@YourTwitterHand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16.366cm" svg:height="1.636cm" svg:x="1.954cm" svg:y="23.699cm">
        <text:p text:style-name="MP4"><text:span text:style-name="MT2">#DevoxxP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3" draw:layer="backgroundobjects" svg:width="2.143cm" svg:height="2.143cm" svg:x="0cm" svg:y="23.445cm">
        <draw:image xlink:href="Pictures/10000201000000BA000000BA6B8586C3.png" xlink:type="simple" xlink:show="embed" xlink:actuate="onLoad">
          <text:p/>
        </draw:image>
      </draw:frame>
      <draw:custom-shape draw:name="CustomShape 5" draw:style-name="Mgr8" draw:text-style-name="MP3" draw:layer="backgroundobjects" svg:width="5.924cm" svg:height="24.112cm" svg:x="-1.129cm" svg:y="-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roppedImage.png" draw:style-name="Mgr5" draw:text-style-name="MP3" draw:layer="backgroundobjects" svg:width="22.081cm" svg:height="2.89cm" draw:transform="rotate (1.5707963267949) translate (1.025cm 22.648cm)">
        <draw:image xlink:href="Pictures/1000020100000272000000537E119754.png" xlink:type="simple" xlink:show="embed" xlink:actuate="onLoad">
          <text:p/>
        </draw:image>
      </draw:frame>
      <draw:frame draw:name="Obraz 7" draw:style-name="Mgr9" draw:text-style-name="MP3" draw:layer="backgroundobjects" svg:width="5.156cm" svg:height="1.878cm" svg:x="39.326cm" svg:y="20.987cm">
        <draw:image xlink:href="Pictures/10000000000000C3000000C3ECF6E172.jpg" xlink:type="simple" xlink:show="embed" xlink:actuate="onLoad">
          <text:p/>
        </draw:image>
      </draw:frame>
      <draw:frame draw:name="Obraz 8" draw:style-name="Mgr10" draw:text-style-name="MP3" draw:layer="backgroundobjects" svg:width="5.156cm" svg:height="2.819cm" svg:x="33.686cm" svg:y="20.517cm">
        <draw:image xlink:href="Pictures/10000000000000C3000000C3C845C323.jpg" xlink:type="simple" xlink:show="embed" xlink:actuate="onLoad">
          <text:p/>
        </draw:image>
      </draw:frame>
      <draw:custom-shape draw:name="CustomShape 6" draw:style-name="Mgr11" draw:text-style-name="MP5" draw:layer="backgroundobjects" svg:width="11.167cm" svg:height="1.636cm" svg:x="22.079cm" svg:y="21.109cm">
        <text:p text:style-name="MP6"><text:span text:style-name="MT3">Platinum Sponsors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40.639cm" svg:height="4.24cm" svg:x="2.257cm" svg:y="1.013cm" presentation:class="title" presentation:placeholder="true">
        <draw:text-box/>
      </draw:frame>
      <draw:frame presentation:style-name="Blank_20_Slide-outline1" draw:layer="backgroundobjects" svg:width="40.639cm" svg:height="14.73cm" svg:x="2.257cm" svg:y="5.9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custom-shape draw:name="CustomShape 1" draw:style-name="Mgr3" draw:text-style-name="MP3" draw:layer="backgroundobjects" svg:width="45.541cm" svg:height="4.548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45.47cm" svg:height="1.726cm" svg:x="0cm" svg:y="23.67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roppedImage.png" draw:style-name="Mgr5" draw:text-style-name="MP3" draw:layer="backgroundobjects" svg:width="22.822cm" svg:height="4.23cm" draw:transform="rotate (1.5707963267949) translate (-0.368cm 23.477cm)">
        <draw:image xlink:href="Pictures/10000201000002870000007838A7CD5C.png" xlink:type="simple" xlink:show="embed" xlink:actuate="onLoad">
          <text:p/>
        </draw:image>
      </draw:frame>
      <draw:custom-shape draw:name="CustomShape 3" draw:style-name="Mgr6" draw:text-style-name="MP5" draw:layer="backgroundobjects" svg:width="19.717cm" svg:height="1.636cm" svg:x="25.286cm" svg:y="23.699cm">
        <text:p text:style-name="MP4"><text:span text:style-name="MT2">@YourTwitterHand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16.366cm" svg:height="1.636cm" svg:x="1.954cm" svg:y="23.699cm">
        <text:p text:style-name="MP4"><text:span text:style-name="MT2">#DevoxxP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3" draw:layer="backgroundobjects" svg:width="2.143cm" svg:height="2.143cm" svg:x="0cm" svg:y="23.445cm">
        <draw:image xlink:href="Pictures/10000201000000BA000000BA6B8586C3.png" xlink:type="simple" xlink:show="embed" xlink:actuate="onLoad">
          <text:p/>
        </draw:image>
      </draw:frame>
      <draw:custom-shape draw:name="CustomShape 5" draw:style-name="Mgr8" draw:text-style-name="MP3" draw:layer="backgroundobjects" svg:width="5.924cm" svg:height="24.112cm" svg:x="-1.129cm" svg:y="-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roppedImage.png" draw:style-name="Mgr5" draw:text-style-name="MP3" draw:layer="backgroundobjects" svg:width="22.081cm" svg:height="2.89cm" draw:transform="rotate (1.5707963267949) translate (1.025cm 22.648cm)">
        <draw:image xlink:href="Pictures/1000020100000272000000537E119754.png" xlink:type="simple" xlink:show="embed" xlink:actuate="onLoad">
          <text:p/>
        </draw:image>
      </draw:frame>
      <draw:frame presentation:style-name="Domyślnie-title" draw:layer="backgroundobjects" svg:width="40.639cm" svg:height="4.24cm" svg:x="2.257cm" svg:y="1.013cm" presentation:class="title" presentation:placeholder="true">
        <draw:text-box/>
      </draw:frame>
      <draw:frame presentation:style-name="Domyślnie-outline1" draw:layer="backgroundobjects" svg:width="40.639cm" svg:height="14.73cm" svg:x="2.257cm" svg:y="5.943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1T00:35:06.379734391</dc:date>
    <meta:generator>LibreOffice/4.2.8.2$Linux_X86_64 LibreOffice_project/420$Build-2</meta:generator>
    <meta:editing-duration>P0D</meta:editing-duration>
    <meta:editing-cycles>1</meta:editing-cycles>
    <meta:document-statistic meta:object-count="85"/>
  </office:meta>
</office:document-meta>
</file>